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280099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9966" draw:fill-gradient-name="Radial_20_red_2f_yellow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cc6633" draw:fill-gradient-name="Radial_20_red_2f_yellow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5c8526" draw:fill-gradient-name="Linear_20_blue_2f_whit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5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ffffff" fo:font-family="'Arial Narrow Bold'" style:font-style-name="Bold" style:font-family-generic="swiss" style:font-pitch="variable" fo:font-size="15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15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5pt" fo:font-weight="bold" style:font-size-asian="18pt" style:font-size-complex="18pt"/>
    </style:style>
    <style:style style:name="T2" style:family="text">
      <style:text-properties fo:color="#ffffff" fo:font-family="'Arial Narrow Bold'" style:font-style-name="Bold" style:font-family-generic="swiss" style:font-pitch="variable" fo:font-size="15pt" fo:font-weight="bold" style:font-size-asian="18pt" style:font-size-complex="18pt"/>
    </style:style>
    <style:style style:name="T3" style:family="text">
      <style:text-properties fo:font-family="Symbol" style:font-family-generic="swiss" style:font-pitch="variable" style:font-family-asian="Symbol" style:font-family-generic-asian="swiss" style:font-pitch-asian="variable" style:font-family-complex="Symbol" style:font-family-generic-complex="swiss" style:font-pitch-complex="variable"/>
    </style:style>
    <style:style style:name="T4" style:family="text">
      <style:text-properties fo:font-family="'Arial Narrow'" style:font-style-name="Regular" style:font-family-generic="swiss" style:font-pitch="variable" fo:font-size="15pt" style:font-size-asian="18pt" style:font-size-complex="18pt"/>
    </style:style>
    <style:style style:name="T5" style:family="text">
      <style:text-properties fo:font-family="Arial" style:font-style-name="Regular" style:font-family-generic="swiss" style:font-pitch="variable" fo:font-size="15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492cm" svg:height="13.335cm" svg:x="0.991cm" svg:y="0.991cm">
          <text:p text:style-name="P1"><text:span text:style-name="T1">Namesp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13.335cm" svg:x="4.801cm" svg:y="0.991cm">
          <text:p text:style-name="P1"><text:span text:style-name="T1">M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13.335cm" svg:x="9.246cm" svg:y="0.991cm">
          <text:p text:style-name="P1"><text:span text:style-name="T1">File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7cm" svg:height="13.335cm" svg:x="13.691cm" svg:y="0.991cm">
          <text:p text:style-name="P1"><text:span text:style-name="T1">Storage Element</text:span><text:span text:style-name="T1"><text:line-break/></text:span><text:span text:style-name="T1">Grid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62cm" svg:height="13.335cm" svg:x="19.406cm" svg:y="0.991cm">
          <text:p text:style-name="P1"><text:span text:style-name="T1">Wide Area</text:span></text:p>
          <text:p text:style-name="P1"><text:span text:style-name="T1">Data Mov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2" draw:layer="layout" svg:width="3.493cm" svg:height="0.635cm" svg:x="9.563cm" svg:y="4.166cm">
          <text:p text:style-name="P1"><text:span text:style-name="T2">POSIX 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8" draw:layer="layout" svg:width="4.763cm" svg:height="6.985cm" svg:x="14.008cm" svg:y="2.896cm">
          <text:p text:style-name="P1">FNAL SRM<text:line-break/>Implementation</text:p>
          <text:p text:style-name="P1"><text:span text:style-name="T3">❦</text:span></text:p>
          <text:p text:style-name="P1"><text:span text:style-name="T4">Scheduler</text:span><text:span text:style-name="T4"><text:line-break/></text:span><text:span text:style-name="T4">Persistent State</text:span><text:span text:style-name="T4"><text:line-break/></text:span><text:span text:style-name="T4">Robust Transfers</text:span><text:span text:style-name="T4"><text:line-break/></text:span><text:span text:style-name="T4">Space Reserv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6" draw:layer="layout" svg:width="2.858cm" svg:height="1.27cm" svg:x="1.308cm" svg:y="2.896cm">
          <text:p text:style-name="P1"><text:span text:style-name="T5">PNF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id="id11" draw:layer="layout" svg:width="4.128cm" svg:height="5.715cm" svg:x="19.723cm" svg:y="4.801cm">
          <text:p text:style-name="P1">Advanced Networks</text:p>
          <text:p text:style-name="P1"><text:span text:style-name="T4">Light Paths: Scheduled, Very-High Bandwid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draw:id="id10" draw:layer="layout" svg:width="4.128cm" svg:height="1.587cm" svg:x="19.723cm" svg:y="2.896cm">
          <text:p text:style-name="P1"><text:span text:style-name="T5">GridFTP</text:span></text:p>
          <text:p text:style-name="P1"><text:span text:style-name="T4">(deprecated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id="id9" draw:layer="layout" svg:width="3.493cm" svg:height="2.54cm" svg:x="9.563cm" svg:y="7.341cm">
          <text:p text:style-name="P1"><text:span text:style-name="T5">UNIX file syste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id="id7" draw:layer="layout" svg:width="3.493cm" svg:height="1.27cm" svg:x="9.563cm" svg:y="2.896cm">
          <text:p text:style-name="P1"><text:span text:style-name="T5">dCach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id="id5" draw:layer="layout" svg:width="3.493cm" svg:height="1.27cm" svg:x="5.118cm" svg:y="2.896cm">
          <text:p text:style-name="P1"><text:span text:style-name="T5">Enst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id="id4" draw:layer="layout" svg:width="3.493cm" svg:height="0.635cm" svg:x="9.563cm" svg:y="9.881cm">
          <text:p text:style-name="P1"><text:span text:style-name="T2">POSIX 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2" draw:layer="layout" svg:width="4.763cm" svg:height="0.635cm" svg:x="14.008cm" svg:y="9.881cm">
          <text:p text:style-name="P1"><text:span text:style-name="T2">SRM 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id="id3" draw:layer="layout" svg:width="3.493cm" svg:height="1.27cm" svg:x="9.563cm" svg:y="11.786cm">
          <text:p text:style-name="P1"><text:span text:style-name="T5">Applica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4" draw:id="id1" draw:layer="layout" svg:width="4.763cm" svg:height="2.222cm" svg:x="14.008cm" svg:y="11.786cm">
          <text:p text:style-name="P1"><text:span text:style-name="T5">Framework or </text:span></text:p>
          <text:p text:style-name="P1"><text:span text:style-name="T5">Applica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svg:x1="16.389cm" svg:y1="11.786cm" svg:x2="16.389cm" svg:y2="10.516cm" draw:start-shape="id1" draw:start-glue-point="4" draw:end-shape="id2" draw:end-glue-point="6">
          <text:p/>
        </draw:connector>
        <draw:connector draw:style-name="gr10" draw:text-style-name="P5" draw:layer="layout" svg:x1="11.309cm" svg:y1="11.786cm" svg:x2="11.309cm" svg:y2="10.516cm" draw:start-shape="id3" draw:start-glue-point="4" draw:end-shape="id4" draw:end-glue-point="6">
          <text:p/>
        </draw:connector>
        <draw:connector draw:style-name="gr10" draw:text-style-name="P5" draw:layer="layout" svg:x1="5.118cm" svg:y1="3.53cm" svg:x2="4.166cm" svg:y2="3.53cm" draw:start-shape="id5" draw:start-glue-point="5" draw:end-shape="id6" draw:end-glue-point="7">
          <text:p/>
        </draw:connector>
        <draw:connector draw:style-name="gr10" draw:text-style-name="P5" draw:layer="layout" svg:x1="9.563cm" svg:y1="3.53cm" svg:x2="8.611cm" svg:y2="3.53cm" draw:start-shape="id7" draw:start-glue-point="5" draw:end-shape="id5" draw:end-glue-point="7">
          <text:p/>
        </draw:connector>
        <draw:connector draw:style-name="gr10" draw:text-style-name="P5" draw:layer="layout" draw:line-skew="0.159cm" svg:x1="14.008cm" svg:y1="6.388cm" svg:x2="13.056cm" svg:y2="3.53cm" draw:start-shape="id8" draw:start-glue-point="5" draw:end-shape="id7" draw:end-glue-point="7">
          <text:p/>
        </draw:connector>
        <draw:connector draw:style-name="gr10" draw:text-style-name="P5" draw:layer="layout" draw:line-skew="0.159cm" svg:x1="14.008cm" svg:y1="6.388cm" svg:x2="13.056cm" svg:y2="8.61cm" draw:start-shape="id8" draw:start-glue-point="5" draw:end-shape="id9" draw:end-glue-point="7">
          <text:p/>
        </draw:connector>
        <draw:connector draw:style-name="gr11" draw:text-style-name="P5" draw:layer="layout" draw:line-skew="-0.159cm" svg:x1="18.771cm" svg:y1="6.388cm" svg:x2="19.723cm" svg:y2="3.689cm" draw:start-shape="id8" draw:start-glue-point="7" draw:end-shape="id10" draw:end-glue-point="5">
          <text:p/>
        </draw:connector>
        <draw:connector draw:style-name="gr10" draw:text-style-name="P5" draw:layer="layout" draw:line-skew="-0.159cm" svg:x1="18.771cm" svg:y1="6.388cm" svg:x2="19.723cm" svg:y2="7.657cm" draw:start-shape="id8" draw:start-glue-point="7" draw:end-shape="id11" draw:end-glue-point="5">
          <text:p/>
        </draw:connector>
        <draw:connector draw:style-name="gr10" draw:text-style-name="P5" draw:layer="layout" draw:line-skew="0cm -2.223cm" svg:x1="9.563cm" svg:y1="12.42cm" svg:x2="11.309cm" svg:y2="4.801cm" draw:start-shape="id3" draw:start-glue-point="5" draw:end-shape="id12" draw:end-glue-point="6">
          <text:p/>
        </draw:connector>
        <draw:connector draw:style-name="gr10" draw:text-style-name="P5" draw:layer="layout" draw:line-skew="-0.135cm" svg:x1="11.309cm" svg:y1="2.896cm" svg:x2="2.736cm" svg:y2="2.896cm" draw:start-shape="id7" draw:start-glue-point="4" draw:end-shape="id6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Forrest Christian</meta:initial-creator>
    <meta:creation-date>2006-10-31T17:49:51</meta:creation-date>
    <dc:creator>Forrest Christian</dc:creator>
    <dc:date>2006-11-01T13:44:23</dc:date>
    <dc:language>en-US</dc:language>
    <meta:editing-cycles>5</meta:editing-cycles>
    <meta:editing-duration>PT49M5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